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1.794cm"/>
    </style:style>
    <style:style style:name="Tabella2.B" style:family="table-column">
      <style:table-column-properties style:column-width="9.2cm"/>
    </style:style>
    <style:style style:name="Tabella2.C" style:family="table-column">
      <style:table-column-properties style:column-width="1.561cm"/>
    </style:style>
    <style:style style:name="Tabella2.D" style:family="table-column">
      <style:table-column-properties style:column-width="1.85cm"/>
    </style:style>
    <style:style style:name="Tabella2.E" style:family="table-column">
      <style:table-column-properties style:column-width="1.503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8.999cm" table:align="left" style:may-break-between-rows="false"/>
    </style:style>
    <style:style style:name="FooterTable.A" style:family="table-column">
      <style:table-column-properties style:column-width="1.998cm"/>
    </style:style>
    <style:style style:name="FooterTable.C" style:family="table-column">
      <style:table-column-properties style:column-width="3.997cm"/>
    </style:style>
    <style:style style:name="FooterTable.D" style:family="table-column">
      <style:table-column-properties style:column-width="2.699cm"/>
    </style:style>
    <style:style style:name="FooterTable.F" style:family="table-column">
      <style:table-column-properties style:column-width="2.713cm"/>
    </style:style>
    <style:style style:name="FooterTable.G" style:family="table-column">
      <style:table-column-properties style:column-width="2.895cm"/>
    </style:style>
    <style:style style:name="FooterTable.1" style:family="table-row">
      <style:table-row-properties style:min-row-height="0.411cm" fo:keep-together="always"/>
    </style:style>
    <style:style style:name="FooterTable.A1" style:family="table-cell">
      <style:table-cell-properties style:vertical-align="" fo:background-color="transparent" fo:padding="0cm" fo:border="none">
        <style:background-image/>
      </style:table-cell-properties>
    </style:style>
    <style:style style:name="FooterTable.A2" style:family="table-cell">
      <style:table-cell-properties style:vertical-align="" fo:background-color="transparent" fo:padding="0.049cm" fo:border-left="none" fo:border-right="none" fo:border-top="0.5pt solid #b2b2b2" fo:border-bottom="none">
        <style:background-image/>
      </style:table-cell-properties>
    </style:style>
    <style:style style:name="FooterTable.3" style:family="table-row">
      <style:table-row-properties style:min-row-height="0.513cm" fo:keep-together="always"/>
    </style:style>
    <style:style style:name="FooterTable.A3" style:family="table-cell">
      <style:table-cell-properties style:vertical-align="" fo:background-color="transparent" fo:padding="0cm" fo:border-left="none" fo:border-right="none" fo:border-top="none" fo:border-bottom="0.5pt solid #b2b2b2">
        <style:background-image/>
      </style:table-cell-properties>
    </style:style>
    <style:style style:name="FooterTable.4" style:family="table-row">
      <style:table-row-properties style:min-row-height="0.011cm" fo:keep-together="always"/>
    </style:style>
    <style:style style:name="FooterTable.A7" style:family="table-cell">
      <style:table-cell-properties style:vertical-align="" fo:background-color="transparent" fo:padding="0.049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4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5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6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20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1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2" style:family="paragraph" style:parent-style-name="Standard">
      <style:text-properties fo:font-size="4pt" style:font-size-asian="3.5pt" style:font-size-complex="4pt"/>
    </style:style>
    <style:style style:name="P23" style:family="paragraph" style:parent-style-name="Standard">
      <style:text-properties fo:font-size="2pt" style:font-size-asian="1.75pt" style:font-size-complex="2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Gotham Book" fo:font-size="2pt" fo:font-style="normal" style:text-underline-style="none" fo:font-weight="normal" officeooo:rsid="00b242b1" officeooo:paragraph-rsid="02534232" fo:background-color="transparent" style:font-name-asian="Times New Roman" style:font-size-asian="1.75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25" style:family="paragraph" style:parent-style-name="Frame_20_contents">
      <style:text-properties officeooo:rsid="01c4e795" officeooo:paragraph-rsid="01c4e795"/>
    </style:style>
    <style:style style:name="P26" style:family="paragraph" style:parent-style-name="Frame_20_contents">
      <style:paragraph-properties fo:text-align="start" style:justify-single-word="false"/>
    </style:style>
    <style:style style:name="P2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4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5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41be2a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5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italic" style:text-underline-style="solid" style:text-underline-width="auto" style:text-underline-color="font-color" fo:font-weight="normal" officeooo:rsid="0065b47f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style:text-underline-style="none" fo:font-weight="normal" officeooo:rsid="0065b47f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8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normal" officeooo:rsid="0065b47f" officeooo:paragraph-rsid="023f29dc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bold" officeooo:rsid="0065b47f" officeooo:paragraph-rsid="023f29dc" fo:background-color="transparent" style:font-name-asian="Times New Roman" style:font-size-asian="2pt" style:font-style-asian="normal" style:font-weight-asian="bold" style:font-name-complex="Helvetica" style:font-size-complex="2pt" style:font-style-complex="normal" style:font-weight-complex="bold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11830d1" officeooo:paragraph-rsid="0244c659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9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9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9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9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9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23f29d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9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10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letter-spacing="0.007cm" fo:language="it" fo:country="IT" fo:font-style="normal" style:text-underline-style="none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0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2pt" fo:font-style="italic" fo:font-weight="normal" officeooo:rsid="00b242b1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23f29dc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103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2pt" style:font-style-asian="normal" style:font-weight-asian="normal" style:font-name-complex="Calibri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10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6.5pt" fo:font-style="normal" style:text-underline-style="none" fo:font-weight="normal" officeooo:rsid="00b242b1" officeooo:paragraph-rsid="02563daa" fo:background-color="transparent" style:font-name-asian="Times New Roman" style:font-size-asian="6.5pt" style:font-style-asian="normal" style:font-weight-asian="normal" style:font-name-complex="Times New Roman" style:font-size-complex="6.5pt" style:language-complex="ar" style:country-complex="SA" style:font-style-complex="normal" style:font-weight-complex="normal" text:display="true" style:text-overline-style="none" style:text-overline-color="font-color"/>
    </style:style>
    <style:style style:name="P10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10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normal" fo:font-weight="normal" officeooo:rsid="016a1d2a" officeooo:paragraph-rsid="023f29d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0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2pt" fo:font-style="italic" fo:font-weight="normal" officeooo:rsid="016a1d2a" officeooo:paragraph-rsid="023f29dc" fo:background-color="transparent" style:font-name-asian="Times New Roman" style:font-size-asian="2pt" style:font-style-asian="italic" style:font-weight-asian="normal" style:font-name-complex="Times New Roman" style:font-size-complex="2pt" style:font-style-complex="italic" style:font-weight-complex="normal" text:display="true" style:text-overline-style="none" style:text-overline-color="font-color"/>
    </style:style>
    <style:style style:name="P11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fo:background-color="transparent" text:number-lines="false" text:line-number="0" style:text-autospace="none"/>
      <style:text-properties fo:color="#333333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1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41be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11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11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41be2a" style:font-size-asian="7pt" style:font-weight-asian="normal" style:font-size-complex="7pt" style:font-weight-complex="normal"/>
    </style:style>
    <style:style style:name="P11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41be2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1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1be2a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121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122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1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26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27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2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23f29dc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29" style:family="paragraph" style:parent-style-name="Table_20_Contents">
      <style:paragraph-properties fo:text-align="end" style:justify-single-word="false"/>
      <style:text-properties style:use-window-font-color="true" style:font-name="Gotham Book" fo:font-size="8pt" fo:letter-spacing="0.007cm" fo:language="it" fo:country="IT" fo:font-style="normal" style:text-underline-style="none" fo:font-weight="normal" officeooo:rsid="00481ece" officeooo:paragraph-rsid="023f29d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rsid="0064ffee" officeooo:paragraph-rsid="0241be2a" style:font-size-asian="7pt" style:font-weight-asian="normal" style:font-size-complex="7pt" style:font-weight-complex="normal"/>
    </style:style>
    <style:style style:name="P132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normal" officeooo:rsid="016a1d2a" officeooo:paragraph-rsid="023f29dc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33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244c65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3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3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3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3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3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41" style:family="paragraph" style:parent-style-name="Table_20_Contents">
      <style:paragraph-properties fo:text-align="end" style:justify-single-word="false"/>
      <style:text-properties fo:color="#000000" style:font-name="Gotham Book" fo:font-size="7pt" fo:letter-spacing="0.007cm" fo:language="it" fo:country="IT" fo:font-style="normal" style:text-underline-style="none" fo:font-weight="bold" officeooo:rsid="00481ece" officeooo:paragraph-rsid="023f29dc" fo:background-color="transparent" style:font-name-asian="Times New Roman" style:font-size-asian="7pt" style:font-style-asian="normal" style:font-weight-asian="bold" style:font-name-complex="Calibri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142" style:family="paragraph" style:parent-style-name="Table_20_Contents">
      <style:paragraph-properties fo:text-align="start" style:justify-single-word="false"/>
      <style:text-properties fo:color="#333333" style:font-name="Gotham Book" fo:font-size="2pt" fo:font-style="normal" fo:font-weight="normal" officeooo:rsid="016a1d2a" officeooo:paragraph-rsid="0241be2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43" style:family="paragraph" style:parent-style-name="Table_20_Contents">
      <style:paragraph-properties fo:text-align="end" style:justify-single-word="false"/>
      <style:text-properties fo:color="#333333" style:font-name="Gotham Book" fo:font-size="2pt" fo:letter-spacing="0.007cm" fo:language="it" fo:country="IT" fo:font-style="normal" style:text-underline-style="none" fo:font-weight="bold" officeooo:rsid="011830d1" officeooo:paragraph-rsid="0244c659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letter-spacing="0.007cm" style:font-name-asian="Times New Roman" style:language-complex="ar" style:country-complex="SA"/>
    </style:style>
    <style:style style:name="T8" style:family="text">
      <style:text-properties fo:letter-spacing="0.007cm" style:font-name-asian="Times New Roman" style:font-name-complex="Microsoft Sans Serif" style:language-complex="ar" style:country-complex="SA"/>
    </style:style>
    <style:style style:name="T9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0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4" style:family="text">
      <style:text-properties fo:color="#000000" fo:font-size="2pt" fo:letter-spacing="0.007cm" fo:language="it" fo:country="IT" style:text-underline-style="none" officeooo:rsid="00481ece" style:font-size-asian="2pt" style:font-name-complex="Calibri" style:font-size-complex="2pt" style:language-complex="ar" style:country-complex="SA"/>
    </style:style>
    <style:style style:name="T15" style:family="text">
      <style:text-properties fo:color="#000000" fo:font-size="2pt" fo:font-weight="bold" style:font-size-asian="2pt" style:font-weight-asian="bold" style:font-size-complex="2pt" style:font-weight-complex="bold"/>
    </style:style>
    <style:style style:name="T16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7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18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3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4" style:family="text">
      <style:text-properties fo:color="#000000" fo:letter-spacing="0.007cm" fo:language="it" fo:country="IT" style:text-underline-style="none" officeooo:rsid="00481ece" style:font-name-complex="Calibri"/>
    </style:style>
    <style:style style:name="T25" style:family="text">
      <style:text-properties fo:color="#000000" fo:letter-spacing="0.007cm" fo:language="it" fo:country="IT" officeooo:rsid="00481ece" style:font-name-complex="Calibri"/>
    </style:style>
    <style:style style:name="T26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27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28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29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1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2" style:family="text">
      <style:text-properties fo:color="#333333" fo:font-size="2pt" fo:letter-spacing="0.007cm" fo:language="it" fo:country="IT" style:text-underline-style="none" officeooo:rsid="00481ece" style:font-size-asian="2pt" style:font-size-complex="2pt" style:language-complex="ar" style:country-complex="SA"/>
    </style:style>
    <style:style style:name="T33" style:family="text">
      <style:text-properties fo:color="#333333" fo:font-size="2pt" fo:font-weight="bold" style:font-size-asian="2pt" style:font-weight-asian="bold" style:font-name-complex="Times New Roman" style:font-size-complex="2pt" style:font-weight-complex="bold"/>
    </style:style>
    <style:style style:name="T34" style:family="text">
      <style:text-properties fo:color="#333333" fo:font-size="2pt" fo:font-weight="bold" officeooo:rsid="016a1d2a" style:font-size-asian="2pt" style:font-weight-asian="bold" style:font-name-complex="Times New Roman" style:font-size-complex="2pt" style:font-weight-complex="bold"/>
    </style:style>
    <style:style style:name="T35" style:family="text">
      <style:text-properties fo:color="#333333" fo:font-size="2pt" style:font-size-asian="2pt" style:font-size-complex="2pt"/>
    </style:style>
    <style:style style:name="T36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7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8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9" style:family="text">
      <style:text-properties fo:color="#333333" fo:font-weight="bold" style:font-weight-asian="bold" style:font-name-complex="Helvetica" style:font-weight-complex="bold"/>
    </style:style>
    <style:style style:name="T40" style:family="text">
      <style:text-properties officeooo:rsid="013aad73"/>
    </style:style>
    <style:style style:name="T41" style:family="text">
      <style:text-properties fo:background-color="transparent" loext:char-shading-value="0"/>
    </style:style>
    <style:style style:name="T42" style:family="text">
      <style:text-properties officeooo:rsid="0093c4ce" fo:background-color="transparent" loext:char-shading-value="0"/>
    </style:style>
    <style:style style:name="T43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4" style:family="text">
      <style:text-properties officeooo:rsid="0090aa57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style="normal" fo:background-color="transparent" loext:char-shading-value="0" style:font-style-asian="normal" style:font-style-complex="normal"/>
    </style:style>
    <style:style style:name="T48" style:family="text">
      <style:text-properties fo:font-style="normal" officeooo:rsid="006849b6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49" style:family="text">
      <style:text-properties fo:font-style="normal" officeooo:rsid="016a1d2a" fo:background-color="transparent" loext:char-shading-value="0" style:font-name-asian="Times New Roman" style:font-style-asian="normal" style:font-name-complex="Times New Roman" style:font-style-complex="normal" text:display="true" style:text-overline-style="none" style:text-overline-color="font-color"/>
    </style:style>
    <style:style style:name="T50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3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6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8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59" style:family="text">
      <style:text-properties fo:font-size="7pt" style:font-size-asian="7pt" style:font-size-complex="7pt"/>
    </style:style>
    <style:style style:name="T60" style:family="text">
      <style:text-properties fo:font-size="7pt" officeooo:rsid="01431666" style:font-size-asian="7pt" style:font-size-complex="7pt"/>
    </style:style>
    <style:style style:name="T61" style:family="text">
      <style:text-properties fo:font-size="7pt" fo:font-weight="bold" officeooo:rsid="01431666" style:font-size-asian="7pt" style:font-weight-asian="bold" style:font-name-complex="Times New Roman" style:font-size-complex="7pt" style:font-weight-complex="bold"/>
    </style:style>
    <style:style style:name="T62" style:family="text">
      <style:text-properties fo:font-size="7pt" fo:font-weight="bold" officeooo:rsid="0263ff30" style:font-size-asian="7pt" style:font-weight-asian="bold" style:font-name-complex="Times New Roman" style:font-size-complex="7pt" style:font-weight-complex="bold"/>
    </style:style>
    <style:style style:name="T63" style:family="text">
      <style:text-properties fo:font-size="7pt" fo:font-weight="bold" style:font-size-asian="7pt" style:font-weight-asian="bold" style:font-size-complex="7pt" style:font-weight-complex="bold"/>
    </style:style>
    <style:style style:name="T64" style:family="text">
      <style:text-properties style:text-underline-style="solid" style:text-underline-width="auto" style:text-underline-color="font-color" style:language-complex="ar" style:country-complex="SA"/>
    </style:style>
    <style:style style:name="T65" style:family="text">
      <style:text-properties style:use-window-font-color="true" fo:font-size="7pt" fo:font-weight="normal" officeooo:rsid="016a1d2a" style:font-size-asian="7pt" style:font-weight-asian="normal" style:font-name-complex="Times New Roman" style:font-size-complex="7pt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8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57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54"><text:placeholder text:placeholder-type="text">&lt;translate(u'Q.ty')&gt;</text:placeholder></text:p>
            </table:table-cell>
            <table:table-cell table:style-name="Tabella2.A1" office:value-type="string">
              <text:p text:style-name="P54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56"/>
            </table:table-cell>
            <table:table-cell table:style-name="Tabella2.A1" office:value-type="string">
              <text:p text:style-name="P55"><text:placeholder text:placeholder-type="text">&lt;translate(u'VAT')&gt;</text:placeholder></text:p>
            </table:table-cell>
            <table:table-cell table:style-name="Tabella2.A1" office:value-type="string">
              <text:p text:style-name="P54"><text:placeholder text:placeholder-type="text">&lt;translate(u'Total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36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35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33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34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34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3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123"><text:placeholder text:placeholder-type="text">&lt;line.name&gt;</text:placeholder></text:p>
            <text:p text:style-name="P73"><text:span text:style-name="Strong_20_Emphasis"><text:span text:style-name="T58"><text:placeholder text:placeholder-type="text">&lt;if test="check_installed_module('partner_product_additional_description')"&gt;</text:placeholder></text:span></text:span></text:p>
            <text:p text:style-name="P73"><text:span text:style-name="Strong_20_Emphasis"><text:span text:style-name="T58"><text:placeholder text:placeholder-type="text">&lt;if test="line.invoice_id.partner_product_additional_description_id"&gt;</text:placeholder></text:span></text:span></text:p>
            <text:p text:style-name="P73"><text:span text:style-name="Strong_20_Emphasis"><text:span text:style-name="T56"><text:placeholder text:placeholder-type="text">&lt;line.invoice_id.partner_product_additional_description_id.name&gt;</text:placeholder></text:span></text:span></text:p>
            <text:p text:style-name="P73"><text:span text:style-name="Strong_20_Emphasis"><text:span text:style-name="T58"><text:placeholder text:placeholder-type="text">&lt;/if&gt;</text:placeholder></text:span></text:span></text:p>
            <text:p text:style-name="P105"><text:bookmark-start text:name="__DdeLink__1306_11017385391"/><text:span text:style-name="Strong_20_Emphasis"><text:span text:style-name="T58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122"><text:placeholder text:placeholder-type="text">&lt;if test="line.quantity != 0.00"&gt;</text:placeholder></text:p>
            <text:p text:style-name="P122"><text:span text:style-name="Strong_20_Emphasis"><text:span text:style-name="T57"><text:placeholder text:placeholder-type="text">&lt;if test="not o.print_hide_uom"&gt;</text:placeholder></text:span></text:span><text:span text:style-name="T2"><text:placeholder text:placeholder-type="text">&lt;line.uos_id and line.uos_id.name != 'N°' and line.uos_id.name or ''&gt;</text:placeholder></text:span><text:placeholder text:placeholder-type="text">&lt;/if&gt;</text:placeholder><text:s/><text:span text:style-name="T2"><text:placeholder text:placeholder-type="text">&lt;line.quantity or 0.00&gt;</text:placeholder></text:span></text:p>
            <text:p text:style-name="P121"><text:placeholder text:placeholder-type="text">&lt;/if&gt;</text:placeholder></text:p>
          </table:table-cell>
          <table:table-cell table:style-name="Tabella2.D7" office:value-type="string">
            <text:p text:style-name="P140"><text:placeholder text:placeholder-type="text">&lt;if test="line.quantity != 0.00 and not o.print_net_price"&gt;</text:placeholder></text:p>
            <text:p text:style-name="P137"><text:placeholder text:placeholder-type="text">&lt;formatLang(line.price_unit, digits=2)&gt;</text:placeholder></text:p>
            <text:p text:style-name="P140"><text:placeholder text:placeholder-type="text">&lt;/if&gt;</text:placeholder></text:p>
            <text:p text:style-name="P140"><text:placeholder text:placeholder-type="text">&lt;if test="line.quantity != 0.00 and o.print_net_price"&gt;</text:placeholder></text:p>
            <text:p text:style-name="P137"><text:placeholder text:placeholder-type="text">&lt;formatLang(line.price_subtotal / line.quantity, digits=2)&gt;</text:placeholder></text:p>
            <text:p text:style-name="P140"><text:placeholder text:placeholder-type="text">&lt;/if&gt;</text:placeholder></text:p>
          </table:table-cell>
          <table:table-cell table:style-name="Tabella2.E7" office:value-type="string">
            <text:p text:style-name="P107"><text:span text:style-name="Strong_20_Emphasis"><text:span text:style-name="T53"><text:placeholder text:placeholder-type="text">&lt;if test="line.discount != 0.00 and not o.print_net_price"&gt;</text:placeholder></text:span></text:span><text:span text:style-name="Strong_20_Emphasis"><text:span text:style-name="T54">-</text:span></text:span><text:span text:style-name="Strong_20_Emphasis"><text:span text:style-name="T55"><text:placeholder text:placeholder-type="text">&lt;formatLang(line.discount,digits=1)&gt;</text:placeholder></text:span></text:span><text:span text:style-name="Strong_20_Emphasis"><text:span text:style-name="T55">%</text:span></text:span><text:span text:style-name="Strong_20_Emphasis"><text:span text:style-name="T53"><text:placeholder text:placeholder-type="text">&lt;/if&gt;</text:placeholder></text:span></text:span></text:p>
          </table:table-cell>
          <table:table-cell table:style-name="Tabella2.F7" office:value-type="string">
            <text:p text:style-name="P134"><text:span text:style-name="T6"><text:placeholder text:placeholder-type="text">&lt;if test="line.invoice_line_tax_id"&gt;</text:placeholder></text:span><text:span text:style-name="T59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40"><text:placeholder text:placeholder-type="text">&lt;if test="line.price_subtotal != 0.00"&gt;</text:placeholder></text:p>
            <text:p text:style-name="P136"><text:placeholder text:placeholder-type="text">&lt;formatLang(line.price_subtotal)&gt;</text:placeholder></text:p>
            <text:p text:style-name="P139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3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42"><text:placeholder text:placeholder-type="text">&lt;if test="check_installed_module('account_fiscal_position_rule_partner')"&gt;</text:placeholder></text:p>
      <text:p text:style-name="P130"><text:placeholder text:placeholder-type="text">&lt;if test="o.account_fiscal_position_rule_id"&gt;</text:placeholder></text:p>
      <text:p text:style-name="P131"><text:span text:style-name="T48">C</text:span><text:span text:style-name="T49">ome da vs. dichiarazione di intento n° </text:span><text:bookmark-start text:name="__DdeLink__1227_186623427021"/><text:span text:style-name="T49"><text:placeholder text:placeholder-type="text">&lt;o.account_fiscal_position_rule_id.name&gt;</text:placeholder></text:span><text:bookmark-end text:name="__DdeLink__1227_186623427021"/><text:span text:style-name="T49"><text:s/>del </text:span><text:span text:style-name="T49"><text:placeholder text:placeholder-type="text">&lt;formatLang(o.account_fiscal_position_rule_id.date_issue, date=True) or ''&gt;</text:placeholder></text:span><text:span text:style-name="T49"><text:s/>ricevuta in data </text:span><text:bookmark-start text:name="__DdeLink__1234_186623427021"/><text:span text:style-name="T49"><text:placeholder text:placeholder-type="text">&lt;formatLang(o.account_fiscal_position_rule_id.date_reception, date=True) or ''&gt;</text:placeholder></text:span><text:bookmark-end text:name="__DdeLink__1234_186623427021"/><text:span text:style-name="T49"><text:s/>e protocollata al n</text:span><text:bookmark-start text:name="__DdeLink__3853_186623427021"/><text:span text:style-name="T49">°</text:span><text:bookmark-end text:name="__DdeLink__3853_186623427021"/><text:span text:style-name="T49"> </text:span><text:span text:style-name="T49"><text:placeholder text:placeholder-type="text">&lt;o.account_fiscal_position_rule_id.number_protocol&gt;</text:placeholder></text:span><text:span text:style-name="T49">.</text:span></text:p>
      <text:p text:style-name="P130"><text:placeholder text:placeholder-type="text">&lt;/if&gt;</text:placeholder></text:p>
      <text:p text:style-name="P130"><text:placeholder text:placeholder-type="text">&lt;/if&gt;</text:placeholder></text:p>
      <text:p text:style-name="P37"><text:placeholder text:placeholder-type="text">&lt;o.comment or ''&gt;</text:placeholder></text:p>
      <text:p text:style-name="P68"><text:bookmark text:name="__DdeLink__2934_2141332970"/><draw:frame draw:style-name="fr2" draw:name="image: asimage(o.tax_stamp_image,None,3,2.2,'cm')" text:anchor-type="as-char" svg:y="0.037cm" svg:height="0.25cm" draw:z-index="0"><draw:text-box fo:min-width="0.342cm"><text:p text:style-name="P26"/></draw:text-box></draw:frame></text:p>
      <table:table table:name="FooterTable" table:style-name="FooterTable">
        <table:table-column table:style-name="FooterTable.A" table:number-columns-repeated="2"/>
        <table:table-column table:style-name="FooterTable.C"/>
        <table:table-column table:style-name="FooterTable.D" table:number-columns-repeated="2"/>
        <table:table-column table:style-name="FooterTable.F"/>
        <table:table-column table:style-name="FooterTable.G"/>
        <text:soft-page-break/>
        <table:table-row table:style-name="FooterTable.1">
          <table:table-cell table:style-name="FooterTable.A1" table:number-columns-spanned="7" office:value-type="string">
            <text:p text:style-name="P10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2" office:value-type="string">
            <text:p text:style-name="P102"><text:span text:style-name="T60">Imponibile</text:span><text:span text:style-name="T14"><text:placeholder text:placeholder-type="text">&lt;if test="o.partner_id.lang != 'it_IT'"&gt;</text:placeholder></text:span><text:span text:style-name="T59"><text:placeholder text:placeholder-type="text">&lt;get_label(o,'amount_untaxed').upper()&gt;</text:placeholder></text:span><text:span text:style-name="T14"><text:placeholder text:placeholder-type="text">&lt;/if&gt;</text:placeholder></text:span></text:p>
          </table:table-cell>
          <table:table-cell table:style-name="FooterTable.A2" office:value-type="string">
            <text:p text:style-name="P102"><text:span text:style-name="T60">Imposta</text:span><text:span text:style-name="T14"><text:placeholder text:placeholder-type="text">&lt;if test="o.partner_id.lang != 'it_IT'"&gt;</text:placeholder></text:span><text:span text:style-name="T59"><text:placeholder text:placeholder-type="text">&lt;get_label(o,'amount_tax').upper()&gt;</text:placeholder></text:span><text:span text:style-name="T14"><text:placeholder text:placeholder-type="text">&lt;/if&gt;</text:placeholder></text:span></text:p>
          </table:table-cell>
          <table:table-cell table:style-name="FooterTable.A2" table:number-columns-spanned="4" office:value-type="string">
            <text:p text:style-name="P104"/>
          </table:table-cell>
          <table:covered-table-cell/>
          <table:covered-table-cell/>
          <table:covered-table-cell/>
          <table:table-cell table:style-name="FooterTable.A2" office:value-type="string">
            <text:p text:style-name="P129"><text:span text:style-name="T61">Totale </text:span><text:span text:style-name="T62">Fattura</text:span><text:span text:style-name="T15"><text:placeholder text:placeholder-type="text">&lt;if test="o.partner_id.lang != 'it_IT'"&gt;</text:placeholder></text:span><text:span text:style-name="T63"><text:placeholder text:placeholder-type="text">&lt;translate(u'total invoice').upper()&gt;</text:placeholder></text:span><text:span text:style-name="T15"><text:placeholder text:placeholder-type="text">&lt;/if&gt;</text:placeholder></text:span></text:p>
          </table:table-cell>
        </table:table-row>
        <table:table-row table:style-name="FooterTable.3">
          <table:table-cell table:style-name="FooterTable.A3" office:value-type="string">
            <text:p text:style-name="P95"><text:bookmark-start text:name="__DdeLink__5002_161588833011"/><text:placeholder text:placeholder-type="text">&lt;formatLang(o.amount_untaxed)&gt;</text:placeholder><text:bookmark-end text:name="__DdeLink__5002_161588833011"/></text:p>
          </table:table-cell>
          <table:table-cell table:style-name="FooterTable.A3" office:value-type="string">
            <text:p text:style-name="P95"><text:placeholder text:placeholder-type="text">&lt;formatLang(o.amount_tax)&gt;</text:placeholder></text:p>
          </table:table-cell>
          <table:table-cell table:style-name="FooterTable.A3" table:number-columns-spanned="4" office:value-type="string">
            <text:p text:style-name="P95"/>
          </table:table-cell>
          <table:covered-table-cell/>
          <table:covered-table-cell/>
          <table:covered-table-cell/>
          <table:table-cell table:style-name="FooterTable.A3" office:value-type="string">
            <text:p text:style-name="P141"><text:placeholder text:placeholder-type="text">&lt;formatLang(o.amount_total)&gt;</text:placeholder></text:p>
          </table:table-cell>
        </table:table-row>
        <table:table-row table:style-name="FooterTable.4">
          <table:table-cell table:style-name="FooterTable.A2" table:number-columns-spanned="7" office:value-type="string">
            <text:p text:style-name="P85"><text:span text:style-name="T25"><text:placeholder text:placeholder-type="text">&lt;setLang(o.partner_id.lang or  'en_US')&gt;</text:placeholder></text:span><text:placeholder text:placeholder-type="text">&lt;for each="line in get_group_tax(o.tax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9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2" table:number-columns-spanned="3" office:value-type="string">
            <text:p text:style-name="P96"><text:placeholder text:placeholder-type="text">&lt;line.name.replace('(debito)','').replace('(credito)','') or ''&gt;</text:placeholder></text:p>
          </table:table-cell>
          <table:covered-table-cell/>
          <table:covered-table-cell/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span text:style-name="T65"><text:placeholder text:placeholder-type="text">&lt;formatLang(line.base)&gt;</text:placeholder></text:span><text:span text:style-name="T64"><text:placeholder text:placeholder-type="text">&lt;/if&gt;</text:placeholder></text:span></text:p>
          </table:table-cell>
          <table:table-cell table:style-name="FooterTable.A2" office:value-type="string">
            <text:p text:style-name="P86"><text:span text:style-name="T64"><text:placeholder text:placeholder-type="text">&lt;if test="len(get_group_tax(o.tax_line)) &gt; 1"&gt;</text:placeholder></text:span><text:bookmark-start text:name="__DdeLink__4092_9571077921"/><text:span text:style-name="T65"><text:placeholder text:placeholder-type="text">&lt;formatLang(line.amount)&gt;</text:placeholder></text:span><text:bookmark-end text:name="__DdeLink__4092_9571077921"/><text:span text:style-name="T64"><text:placeholder text:placeholder-type="text">&lt;/if&gt;</text:placeholder></text:span></text:p>
          </table:table-cell>
          <table:table-cell table:style-name="FooterTable.A1" office:value-type="string">
            <text:p text:style-name="P84"/>
          </table:table-cell>
          <table:table-cell table:style-name="FooterTable.A1" office:value-type="string">
            <text:p text:style-name="P103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10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7" office:value-type="string">
            <text:p text:style-name="P87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8"><text:placeholder text:placeholder-type="text">&lt;if test="not is_printable_invoice_line_tax(line.invoice_line_tax_id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1" table:number-columns-spanned="3" office:value-type="string">
            <text:p text:style-name="P110"><text:placeholder text:placeholder-type="text">&lt;line.name&gt;</text:placeholder></text:p>
          </table:table-cell>
          <table:covered-table-cell/>
          <table:covered-table-cell/>
          <table:table-cell table:style-name="FooterTable.A1" office:value-type="string">
            <text:p text:style-name="P111"><text:placeholder text:placeholder-type="text">&lt;formatLang(line.price_subtotal)&gt;</text:placeholder></text:p>
          </table:table-cell>
          <table:table-cell table:style-name="FooterTable.A1" office:value-type="string">
            <text:p text:style-name="P111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8"/>
          </table:table-cell>
        </table:table-row>
        <table:table-row table:style-name="FooterTable.4">
          <table:table-cell table:style-name="FooterTable.A7" table:number-columns-spanned="7" office:value-type="string">
            <text:p text:style-name="P8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7" table:number-columns-spanned="7" office:value-type="string">
            <text:p text:style-name="P106"><text:placeholder text:placeholder-type="text">&lt;o.fiscal_position and o.fiscal_position.note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4">
          <table:table-cell table:style-name="FooterTable.A3" table:number-columns-spanned="3" office:value-type="string">
            <text:p text:style-name="P97"><text:placeholder text:placeholder-type="text">&lt;translate(u'Balance due').upper()&gt;</text:placeholder></text:p>
          </table:table-cell>
          <table:covered-table-cell/>
          <table:covered-table-cell/>
          <table:table-cell table:style-name="FooterTable.A3" office:value-type="string">
            <text:p text:style-name="P143"><text:placeholder text:placeholder-type="text">&lt;if test="o.state != 'proforma2'"&gt;</text:placeholder></text:p>
            <text:p text:style-name="P133"><text:placeholder text:placeholder-type="text">&lt;formatLang(o.residual)&gt;</text:placeholder></text:p>
            <text:p text:style-name="P88"><text:placeholder text:placeholder-type="text">&lt;/if&gt;</text:placeholder></text:p>
            <text:p text:style-name="P19"><text:placeholder text:placeholder-type="text">&lt;if test="o.state == 'proforma2'"&gt;</text:placeholder></text:p>
            <text:p text:style-name="P100"><text:placeholder text:placeholder-type="text">&lt;formatLang(get_initial_residual(o.tax_line))&gt;</text:placeholder></text:p>
            <text:p text:style-name="P89"><text:placeholder text:placeholder-type="text">&lt;/if&gt;</text:placeholder></text:p>
          </table:table-cell>
          <table:table-cell table:style-name="FooterTable.A1" office:value-type="string">
            <text:p text:style-name="P132"/>
          </table:table-cell>
          <table:table-cell table:style-name="FooterTable.A1" office:value-type="string">
            <text:p text:style-name="P103"/>
          </table:table-cell>
          <table:table-cell table:style-name="FooterTable.A1" office:value-type="string">
            <text:p text:style-name="P128"/>
          </table:table-cell>
        </table:table-row>
      </table:table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9.001cm" table:align="margins" style:writing-mode="lr-tb"/>
    </style:style>
    <style:style style:name="Table4.A" style:family="table-column">
      <style:table-column-properties style:column-width="8.999cm" style:rel-column-width="31039*"/>
    </style:style>
    <style:style style:name="Table4.B" style:family="table-column">
      <style:table-column-properties style:column-width="4.591cm" style:rel-column-width="15836*"/>
    </style:style>
    <style:style style:name="Table4.C" style:family="table-column">
      <style:table-column-properties style:column-width="4.56cm" style:rel-column-width="15726*"/>
    </style:style>
    <style:style style:name="Table4.D" style:family="table-column">
      <style:table-column-properties style:column-width="0.85cm"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background-color="transparent" fo:padding-left="0.049cm" fo:padding-right="0.049cm" fo:padding-top="0cm" fo:padding-bottom="0cm" fo:border="none">
        <style:background-image/>
      </style:table-cell-properties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2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1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2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2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42a33c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2a33c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2a33c" fo:background-color="transparent" style:font-name-asian="Times New Roman" style:font-size-asian="8pt" style:font-style-asian="normal" style:font-weight-asian="normal" style:font-name-complex="Calibri" style:font-size-complex="8pt" style:language-complex="ar" style:country-complex="SA" style:font-style-complex="normal" style:font-weight-complex="normal" text:display="true" style:text-overline-style="none" style:text-overline-color="font-color"/>
    </style:style>
    <style:style style:name="MP44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11830d1" officeooo:paragraph-rsid="0242a33c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text-align="start" style:justify-single-word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42a33c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4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24659f4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47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style:text-underline-style="none" fo:font-weight="bold" officeooo:rsid="0065b47f" officeooo:paragraph-rsid="024659f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8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54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6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6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7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3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4" style:family="paragraph" style:parent-style-name="Standard">
      <style:text-properties fo:font-size="4pt" style:font-size-asian="3.5pt" style:font-size-complex="4pt"/>
    </style:style>
    <style:style style:name="MP7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6" style:family="paragraph" style:parent-style-name="Standard">
      <style:text-properties fo:font-size="2pt" style:font-size-asian="1.75pt" style:font-size-complex="2pt"/>
    </style:style>
    <style:style style:name="MP77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25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26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27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28" style:family="text">
      <style:text-properties officeooo:rsid="01889bc9"/>
    </style:style>
    <style:style style:name="MT29" style:family="text">
      <style:text-properties officeooo:rsid="01833024"/>
    </style:style>
    <style:style style:name="MT30" style:family="text">
      <style:text-properties fo:font-size="2pt" style:font-size-asian="2pt" style:font-size-complex="2pt"/>
    </style:style>
    <style:style style:name="MT31" style:family="text">
      <style:text-properties fo:font-style="normal" fo:background-color="transparent" loext:char-shading-value="0" style:font-style-asian="normal" style:font-style-complex="normal"/>
    </style:style>
    <style:style style:name="MT32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33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34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598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2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2</text:page-number>/<text:span text:style-name="MT19"><text:page-count>2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<text:s/>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ext:p text:style-name="MP16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7"><text:s/></text:p>
            </table:table-cell>
            <table:table-cell table:style-name="Table6.B1" office:value-type="string">
              <text:p text:style-name="MP18"/>
            </table:table-cell>
          </table:table-row>
          <table:table-row table:style-name="Table6.1">
            <table:table-cell table:style-name="Table6.A2" office:value-type="string">
              <text:p text:style-name="MP19"/>
            </table:table-cell>
            <table:table-cell table:style-name="Table6.A2" office:value-type="string">
              <text:p text:style-name="MP20"/>
            </table:table-cell>
          </table:table-row>
          <table:table-row table:style-name="Table6.3">
            <table:table-cell table:style-name="Table6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1"/><text:placeholder text:placeholder-type="text">&lt;if test="check_installed_module('l10n_it_ricevute_bancarie_ext')"&gt;</text:placeholder><text:bookmark-end text:name="__DdeLink__2181_18138183221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6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6.3">
            <table:table-cell table:style-name="Table6.A3" table:number-columns-spanned="2" office:value-type="string">
              <text:p text:style-name="MP19"/>
            </table:table-cell>
            <table:covered-table-cell/>
          </table:table-row>
        </table:table>
        <text:p text:style-name="MP40"/>
      </style:header>
      <loext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1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41"><text:span text:style-name="MT17"><text:placeholder text:placeholder-type="text">&lt;setLang('it_IT')&gt;</text:placeholder></text:span><text:placeholder text:placeholder-type="text">&lt;o.date_invoice and formatLang(o.date_invoice,date=True) or ''&gt;</text:placeholder></text:p>
              <text:p text:style-name="MP42"><text:placeholder text:placeholder-type="text">&lt;if test="check_installed_module('account_invoice_proforma') and o.state == 'proforma2'"&gt;</text:placeholder></text:p>
              <text:p text:style-name="MP43"><text:placeholder text:placeholder-type="text">&lt;o.date_proforma and formatLang(o.date_proforma,date=True) or ''&gt;</text:placeholder></text:p>
              <text:p text:style-name="MP44"><text:placeholder text:placeholder-type="text">&lt;/if&gt;</text:placeholder></text:p>
              <text:p text:style-name="MP45"><text:placeholder text:placeholder-type="text">&lt;setLang(o.partner_id.lang or  'it_IT')&gt;</text:placeholder></text:p>
            </table:table-cell>
            <table:table-cell table:style-name="Table8.B2" office:value-type="string">
              <text:p text:style-name="MP46"><text:span text:style-name="MT18">Nr. </text:span><text:placeholder text:placeholder-type="text">&lt;o.number or ''&gt;</text:placeholder></text:p>
              <text:p text:style-name="MP47"><text:placeholder text:placeholder-type="text">&lt;if test="check_installed_module('account_invoice_proforma') and o.state == 'proforma2'"&gt;</text:placeholder></text:p>
              <text:p text:style-name="MP43"><text:placeholder text:placeholder-type="text">&lt;o.proforma_number or ''&gt;</text:placeholder></text:p>
              <text:p text:style-name="MP44"><text:placeholder text:placeholder-type="text">&lt;/if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2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8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9"><text:placeholder text:placeholder-type="text">&lt;for each="address_invoice_id in address_invoice_id()"&gt;</text:placeholder></text:p>
              <text:p text:style-name="MP50"><text:placeholder text:placeholder-type="text">&lt;if test="address_invoice_id != o.partner_id"&gt;</text:placeholder></text:p>
              <text:p text:style-name="MP51"><text:placeholder text:placeholder-type="text">&lt;translate(u'Registered office')&gt;</text:placeholder></text:p>
              <text:p text:style-name="MP52"><text:placeholder text:placeholder-type="text">&lt;o.partner_id.title&gt;</text:placeholder><text:s/><text:span text:style-name="MT35"><text:placeholder text:placeholder-type="text">&lt;o.partner_id.name or ''&gt;</text:placeholder></text:span></text:p>
              <text:p text:style-name="MP53"><text:placeholder text:placeholder-type="text">&lt;o.partner_id.street or ''&gt;</text:placeholder><text:s/><text:placeholder text:placeholder-type="text">&lt;o.partner_id.street2 or ''&gt;</text:placeholder></text:p>
              <text:p text:style-name="MP54"><text:placeholder text:placeholder-type="text">&lt;o.partner_id.zip or ''&gt;</text:placeholder><text:s text:c="2"/><text:placeholder text:placeholder-type="text">&lt;o.partner_id.city or ''&gt;</text:placeholder><text:s/><text:placeholder text:placeholder-type="text">&lt;o.partner_id.state_id and ('(' + o.partner_id.state_id.code + ')') or ''&gt;</text:placeholder><text:s/><text:placeholder text:placeholder-type="text">&lt;o.partner_id.country_id and o.partner_id.country_id.name or ''&gt;</text:placeholder></text:p>
              <text:p text:style-name="MP55"><text:placeholder text:placeholder-type="text">&lt;/if&gt;</text:placeholder></text:p>
              <text:p text:style-name="MP55"><text:placeholder text:placeholder-type="text">&lt;/for&gt;</text:placeholder></text:p>
              <text:p text:style-name="MP56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7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8"><text:placeholder text:placeholder-type="text">&lt;if test="o.address_shipping_id"&gt;</text:placeholder></text:p>
              <text:p text:style-name="MP59"><text:placeholder text:placeholder-type="text">&lt;if test="o.address_shipping_id != o.partner_id"&gt;</text:placeholder></text:p>
              <text:p text:style-name="MP60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61"><text:span text:style-name="MT38"><text:placeholder text:placeholder-type="text">&lt;o.address_shipping_id.title&gt;</text:placeholder></text:span><text:span text:style-name="MT38"><text:s/></text:span><text:span text:style-name="MT39"><text:placeholder text:placeholder-type="text">&lt;o.address_shipping_id.name or ''&gt;</text:placeholder></text:span></text:p>
              <text:p text:style-name="MP53"><text:placeholder text:placeholder-type="text">&lt;o.address_shipping_id.street or ''&gt;</text:placeholder><text:s/><text:placeholder text:placeholder-type="text">&lt;o.address_shipping_id.street2 or ''&gt;</text:placeholder></text:p>
              <text:p text:style-name="MP62"><text:placeholder text:placeholder-type="text">&lt;o.address_shipping_id.zip or ''&gt;</text:placeholder><text:s text:c="2"/><text:placeholder text:placeholder-type="text">&lt;o.address_shipping_id.city or ''&gt;</text:placeholder><text:s/><text:placeholder text:placeholder-type="text">&lt;o.address_shipping_id.state_id and ('(' + o.address_shipping_id.state_id.code + ')') or ''&gt;</text:placeholder><text:s/><text:placeholder text:placeholder-type="text">&lt;o.address_shipping_id.country_id and o.address_shipping_id.country_id.name or ''&gt;</text:placeholder><text:bookmark-end text:name="__DdeLink__2217_744811069"/></text:p>
              <text:p text:style-name="MP63"><text:bookmark-start text:name="__DdeLink__2062_1106590584"/><text:placeholder text:placeholder-type="text">&lt;/if&gt;</text:placeholder><text:bookmark-end text:name="__DdeLink__2062_1106590584"/></text:p>
              <text:p text:style-name="MP63"><text:placeholder text:placeholder-type="text">&lt;/if&gt;</text:placeholder></text:p>
              <text:p text:style-name="MP64"><text:placeholder text:placeholder-type="text">&lt;/if&gt;</text:placeholder></text:p>
              <text:p text:style-name="MP65"><text:placeholder text:placeholder-type="text">&lt;/if&gt;</text:placeholder></text:p>
            </table:table-cell>
            <table:table-cell table:style-name="Table9.B1" office:value-type="string">
              <text:p text:style-name="MP66"><text:placeholder text:placeholder-type="text">&lt;for each="address_invoice_id in address_invoice_id()"&gt;</text:placeholder></text:p>
              <text:p text:style-name="MP66"><text:placeholder text:placeholder-type="text">&lt;address_invoice_id.name or ''&gt;</text:placeholder></text:p>
              <text:p text:style-name="MP67"><text:placeholder text:placeholder-type="text">&lt;address_invoice_id.street or ''&gt;</text:placeholder><text:s/><text:placeholder text:placeholder-type="text">&lt;address_invoice_id.street2 or ''&gt;</text:placeholder></text:p>
              <text:p text:style-name="MP66"><text:span text:style-name="MT20"><text:placeholder text:placeholder-type="text">&lt;address_invoice_id.zip or ''&gt;</text:placeholder></text:span><text:span text:style-name="MT20"><text:s/>- </text:span><text:span text:style-name="MT20"><text:placeholder text:placeholder-type="text">&lt;address_invoice_id.city or ''&gt;</text:placeholder></text:span><text:span text:style-name="MT20"><text:s/>- </text:span><text:span text:style-name="MT20"><text:placeholder text:placeholder-type="text">&lt;address_invoice_id.state_id.code and str('('+address_invoice_id.state_id.code+')') or ''&gt;</text:placeholder></text:span><text:span text:style-name="MT20"><text:s/></text:span><text:span text:style-name="MT20"><text:placeholder text:placeholder-type="text">&lt;address_invoice_id.country_id.name&gt;</text:placeholder></text:span></text:p>
              <text:p text:style-name="MP68"><text:placeholder text:placeholder-type="text">&lt;/for&gt;</text:placeholder></text:p>
              <text:p text:style-name="MP69"><text:placeholder text:placeholder-type="text">&lt;if test="o.commercial_partner_id.fiscalcode"&gt;</text:placeholder></text:p>
              <text:p text:style-name="MP70"><text:span text:style-name="MT21">C.F.<text:tab/>: </text:span><text:span text:style-name="MT20"><text:placeholder text:placeholder-type="text">&lt;o.commercial_partner_id.fiscalcode or ''&gt;</text:placeholder></text:span></text:p>
              <text:p text:style-name="MP69"><text:placeholder text:placeholder-type="text">&lt;/if&gt;</text:placeholder></text:p>
              <text:p text:style-name="MP70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commercial_partner_id.vat or ''&gt;</text:placeholder></text:span></text:p>
            </table:table-cell>
          </table:table-row>
        </table:table>
        <text:p text:style-name="MP16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7"><text:s/></text:p>
            </table:table-cell>
            <table:table-cell table:style-name="Table10.B1" office:value-type="string">
              <text:p text:style-name="MP18"/>
            </table:table-cell>
          </table:table-row>
          <table:table-row table:style-name="Table10.2">
            <table:table-cell table:style-name="Table10.A1" table:number-columns-spanned="2" office:value-type="string">
              <text:p text:style-name="MP71"><text:span text:style-name="MT41"><text:placeholder text:placeholder-type="text">&lt;setLang(o.partner_id.lang or  'en_US')&gt;</text:placeholder></text:span></text:p>
            </table:table-cell>
            <table:covered-table-cell/>
          </table:table-row>
          <table:table-row table:style-name="Table10.2">
            <table:table-cell table:style-name="Table10.A3" office:value-type="string">
              <text:p text:style-name="MP21"><text:placeholder text:placeholder-type="text">&lt;get_label(o.payment_term, 'name')&gt;</text:placeholder></text:p>
              <text:p text:style-name="MP22"><text:placeholder text:placeholder-type="text">&lt;o.payment_term and o.payment_term.note or o.payment_term and o.payment_term.name or ''&gt;</text:placeholder></text:p>
              <text:p text:style-name="MP23"><text:placeholder text:placeholder-type="text">&lt;for each="bank in get_bank()"&gt;</text:placeholder></text:p>
              <text:p text:style-name="MP24"><text:span text:style-name="MT24"><text:placeholder text:placeholder-type="text">&lt;get_label(o.company_id.bank_ids, 'name')&gt;</text:placeholder></text:span><text:span text:style-name="MT24">: </text:span><text:span text:style-name="MT25"><text:placeholder text:placeholder-type="text">&lt;bank.bank_name&gt;</text:placeholder></text:span></text:p>
              <text:p text:style-name="MP25"><text:span text:style-name="MT25">IBAN </text:span><text:span text:style-name="MT25"><text:placeholder text:placeholder-type="text">&lt;bank.iban&gt;</text:placeholder></text:span><text:span text:style-name="MT25"><text:s/>- </text:span><text:span text:style-name="MT26">BIC/SWIFT </text:span><text:span text:style-name="MT27"><text:placeholder text:placeholder-type="text">&lt;bank.bank_bic&gt;</text:placeholder></text:span></text:p>
              <text:p text:style-name="MP26"><text:placeholder text:placeholder-type="text">&lt;/for&gt;</text:placeholder></text:p>
              <text:p text:style-name="MP27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27"><text:placeholder text:placeholder-type="text">&lt;for each="bank in get_bank_riba()"&gt;</text:placeholder></text:p>
              <text:p text:style-name="MP28"><text:span text:style-name="MT28">Appoggio RI.BA.: </text:span><text:span text:style-name="MT28"><text:placeholder text:placeholder-type="text">&lt;bank.name or '' &gt;</text:placeholder></text:span><text:span text:style-name="MT28"><text:s/>- ABI: </text:span><text:placeholder text:placeholder-type="text">&lt;bank.abi or ''&gt;</text:placeholder><text:s/><text:span text:style-name="MT29">CAB: </text:span><text:placeholder text:placeholder-type="text">&lt;bank.cab or ''&gt;</text:placeholder></text:p>
              <text:p text:style-name="MP29"><text:placeholder text:placeholder-type="text">&lt;/for&gt;</text:placeholder></text:p>
              <text:p text:style-name="MP27"><text:placeholder text:placeholder-type="text">&lt;/if&gt;</text:placeholder></text:p>
            </table:table-cell>
            <table:table-cell table:style-name="Table10.A3" office:value-type="string">
              <text:p text:style-name="MP30"><text:span text:style-name="MT30"><text:placeholder text:placeholder-type="text">&lt;if test="o.move_id"&gt;</text:placeholder></text:span><text:placeholder text:placeholder-type="text">&lt;get_label(o,'date_due')&gt;</text:placeholder><text:span text:style-name="MT30"><text:placeholder text:placeholder-type="text">&lt;/if&gt;</text:placeholder></text:span></text:p>
              <text:p text:style-name="MP31"><text:placeholder text:placeholder-type="text">&lt;for each="line in invoice_move_lines(o.move_id)"&gt;</text:placeholder></text:p>
              <text:p text:style-name="MP32"><text:placeholder text:placeholder-type="text">&lt;setLang('it_IT')&gt;</text:placeholder></text:p>
              <text:p text:style-name="MP33"><text:span text:style-name="MT31"><text:placeholder text:placeholder-type="text">&lt;formatLang(line.date_maturity,date=True) or ''&gt;</text:placeholder></text:span><text:span text:style-name="MT31"><text:s/></text:span><text:span text:style-name="MT32"><text:placeholder text:placeholder-type="text">&lt;setLang(o.partner_id.lang or  'it_IT')&gt;</text:placeholder></text:span><text:span text:style-name="MT32"><text:s text:c="2"/></text:span><text:span text:style-name="MT31"><text:placeholder text:placeholder-type="text">&lt;formatLang(line.debit,monetary=True,currency_obj=o.currency_id) or ''&gt;</text:placeholder></text:span><text:span text:style-name="MT32"><text:placeholder text:placeholder-type="text">&lt;setLang('it_IT')&gt;</text:placeholder></text:span></text:p>
              <text:p text:style-name="MP34"><text:placeholder text:placeholder-type="text">&lt;/for&gt;</text:placeholder></text:p>
              <text:p text:style-name="MP35"><text:placeholder text:placeholder-type="text">&lt;if test="o.type == 'out_invoice' "&gt;</text:placeholder></text:p>
              <text:p text:style-name="MP36"><text:placeholder text:placeholder-type="text">&lt;if test="o.state == 'proforma2'"&gt;</text:placeholder><text:span text:style-name="MT33"><text:placeholder text:placeholder-type="text">&lt;setLang('it_IT')&gt;</text:placeholder></text:span></text:p>
              <text:p text:style-name="MP37"><text:placeholder text:placeholder-type="text">&lt;formatLang(o.date_due, date=True) or ''&gt;</text:placeholder></text:p>
              <text:p text:style-name="MP38"><text:span text:style-name="MT34"><text:placeholder text:placeholder-type="text">&lt;setLang(o.partner_id.lang or  'it_IT')&gt;</text:placeholder></text:span><text:placeholder text:placeholder-type="text">&lt;/if&gt;</text:placeholder></text:p>
              <text:p text:style-name="MP39"><text:placeholder text:placeholder-type="text">&lt;/if&gt;</text:placeholder></text:p>
            </table:table-cell>
          </table:table-row>
          <table:table-row table:style-name="Table10.2">
            <table:table-cell table:style-name="Table10.A3" table:number-columns-spanned="2" office:value-type="string">
              <text:p text:style-name="MP72"/>
            </table:table-cell>
            <table:covered-table-cell/>
          </table:table-row>
        </table:table>
        <text:p text:style-name="MP73"/>
      </loext:header-first>
      <style:footer>
        <text:p text:style-name="MP74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5"><text:placeholder text:placeholder-type="text">&lt;o.company_id.rml_footer&gt;</text:placeholder></text:p>
            </table:table-cell>
          </table:table-row>
        </table:table>
        <text:p text:style-name="MP76"/>
      </style:footer>
      <loext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7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6"/>
      </loext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9-04-26T09:51:19.463677876</dc:date>
    <meta:editing-duration>P4DT10H37M35S</meta:editing-duration>
    <meta:editing-cycles>836</meta:editing-cycles>
    <meta:generator>LibreOffice/6.2.2.2$Linux_X86_64 LibreOffice_project/20$Build-2</meta:generator>
    <meta:document-statistic meta:table-count="9" meta:image-count="0" meta:object-count="0" meta:page-count="2" meta:paragraph-count="168" meta:word-count="659" meta:character-count="8200" meta:non-whitespace-character-count="7694"/>
  </office:meta>
</office:document-meta>
</file>